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e1ad" officeooo:paragraph-rsid="0018e1ad"/>
    </style:style>
    <style:style style:name="P2" style:family="paragraph" style:parent-style-name="Standard">
      <style:paragraph-properties fo:text-align="center" style:justify-single-word="false"/>
      <style:text-properties officeooo:rsid="0018e1ad" officeooo:paragraph-rsid="0018e1ad"/>
    </style:style>
    <style:style style:name="P3" style:family="paragraph" style:parent-style-name="Standard">
      <style:text-properties fo:font-style="italic" officeooo:rsid="0018e1ad" officeooo:paragraph-rsid="001ca751" style:font-style-asian="italic" style:font-style-complex="italic"/>
    </style:style>
    <style:style style:name="P4" style:family="paragraph" style:parent-style-name="Standard">
      <style:text-properties officeooo:rsid="001b3863" officeooo:paragraph-rsid="001b3863"/>
    </style:style>
    <style:style style:name="P5" style:family="paragraph" style:parent-style-name="Standard">
      <style:text-properties officeooo:rsid="001ca751" officeooo:paragraph-rsid="001ca751"/>
    </style:style>
    <style:style style:name="P6" style:family="paragraph" style:parent-style-name="Standard">
      <style:text-properties officeooo:rsid="001e224f" officeooo:paragraph-rsid="001e224f"/>
    </style:style>
    <style:style style:name="P7" style:family="paragraph" style:parent-style-name="Standard">
      <style:text-properties officeooo:rsid="001f587d" officeooo:paragraph-rsid="001f587d"/>
    </style:style>
    <style:style style:name="P8" style:family="paragraph" style:parent-style-name="Standard">
      <style:text-properties officeooo:rsid="002037c4" officeooo:paragraph-rsid="002037c4"/>
    </style:style>
    <style:style style:name="P9" style:family="paragraph" style:parent-style-name="Standard">
      <style:text-properties officeooo:rsid="00218953" officeooo:paragraph-rsid="00218953"/>
    </style:style>
    <style:style style:name="P10" style:family="paragraph" style:parent-style-name="Title">
      <style:text-properties fo:font-size="26pt" officeooo:paragraph-rsid="001f587d" style:font-size-asian="26pt" style:font-size-complex="26pt"/>
    </style:style>
    <style:style style:name="T1" style:family="text">
      <style:text-properties officeooo:rsid="001a5a2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37c4"/>
    </style:style>
    <style:style style:name="T4" style:family="text">
      <style:text-properties officeooo:rsid="001ca751"/>
    </style:style>
    <style:style style:name="T5" style:family="text">
      <style:text-properties officeooo:rsid="001e224f"/>
    </style:style>
    <style:style style:name="T6" style:family="text">
      <style:text-properties officeooo:rsid="001f587d"/>
    </style:style>
    <style:style style:name="T7" style:family="text">
      <style:text-properties officeooo:rsid="002037c4"/>
    </style:style>
    <style:style style:name="T8" style:family="text">
      <style:text-properties officeooo:rsid="00218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Solving T</text:span>he Trolley Proble<text:span text:style-name="T6">m in Advance</text:span></text:p>
      <text:p text:style-name="P2">by Sven Nilsen, 2018</text:p>
      <text:p text:style-name="P1"/>
      <text:p text:style-name="P3">The Trolley Problem is a famous thought experiment in ethics which has been used extensively in research on moral psychology. There are many variations of the problem. <text:span text:style-name="T1">Here I use the most common version, but with a small twist: I show how granular judgements are used to solve the problem before knowledge about the causal connections is inferred. Therefore, rational agents can prepare in advance.</text:span></text:p>
      <text:p text:style-name="P1"/>
      <text:p text:style-name="P4">A <text:span text:style-name="T4">number-of-lives-maximizing</text:span> agent is given four statements in path semantics about possible futures:</text:p>
      <text:p text:style-name="P4"/>
      <text:p text:style-name="P4"><text:tab/>x<text:span text:style-name="T2">0</text:span> : [pulled_lever] true<text:tab/><text:tab/>x<text:span text:style-name="T2">1</text:span> : [pulled_lever] false</text:p>
      <text:p text:style-name="P4"><text:tab/>x<text:span text:style-name="T2">2</text:span> : [number_of_dead_people] 1<text:tab/>x<text:span text:style-name="T2">3</text:span> : [number_of_dead_people] 5</text:p>
      <text:p text:style-name="P4"/>
      <text:p text:style-name="P5">So far, the agent does not know causes the number of dead people. All possible judgements are:</text:p>
      <text:p text:style-name="P5"/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0</text:span> ∧ x<text:span text:style-name="T2">3</text:span>)<text:tab/><text:tab/>Pulling lever causes 5 dead people</text:p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/>
      <text:p text:style-name="P6">That these are the only possible judgements follows from the fact that they are judgements about path semantical statements. The `pulled_lever` function can not return both `true` and `false`. The `number_of_dead_people` can not return both `1` and `5`.</text:p>
      <text:p text:style-name="P5"/>
      <text:p text:style-name="P5">To behave ethically, the agent <text:span text:style-name="T6">simply </text:span>orders the judgements from good to bad <text:span text:style-name="T5">as a preparation step</text:span>:</text:p>
      <text:p text:style-name="P5"/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><text:tab/>E(x<text:span text:style-name="T2">0</text:span> ∧ x<text:span text:style-name="T2">3</text:span>)<text:tab/><text:tab/>Pulling lever causes 5 dead people</text:p>
      <text:p text:style-name="P5"/>
      <text:p text:style-name="P9">The agent prefers not pulling the lever because on average inaction is less harmful than action.</text:p>
      <text:p text:style-name="P5"/>
      <text:p text:style-name="P7">Next, the agent has <text:span text:style-name="T7">received new information about the situation and</text:span> infer<text:span text:style-name="T7">s</text:span> that<text:line-break/>`x<text:span text:style-name="T2">0</text:span> = x<text:span text:style-name="T2">2</text:span>` and `x<text:span text:style-name="T2">1</text:span> = x<text:span text:style-name="T2">3</text:span>`. <text:span text:style-name="T7">T</text:span>his makes the argument to the ethical judgement entangled.<text:line-break/><text:span text:style-name="T7">The agent uses the rule </text:span>`and{eq} &lt;=&gt; <text:span text:style-name="T7">{</text:span>fst, <text:span text:style-name="T7">snd}</text:span>` <text:span text:style-name="T7">which means there are only two choices:</text:span></text:p>
      <text:p text:style-name="P7"/>
      <text:p text:style-name="P7"><text:tab/><text:span text:style-name="T7">E(x</text:span><text:span text:style-name="T3">0</text:span><text:span text:style-name="T7">) = E(x</text:span><text:span text:style-name="T3">2</text:span><text:span text:style-name="T7">)<text:tab/><text:tab/>Pulling lever is equally bad as 1 dead person</text:span></text:p>
      <text:p text:style-name="P7"><text:tab/><text:span text:style-name="T7">E(x</text:span><text:span text:style-name="T3">1</text:span><text:span text:style-name="T7">) = E(x</text:span><text:span text:style-name="T3">3</text:span><text:span text:style-name="T7">)<text:tab/><text:tab/>Not pulling lever is equally bad as 5 dead people</text:span></text:p>
      <text:p text:style-name="P7"/>
      <text:p text:style-name="P8">The agent prefers more people alive, so it pulls the lever and saves 4 lives.</text:p>
      <text:p text:style-name="P8"/>
      <text:p text:style-name="P8">Notice how the agent prepared its preferences in advance, before <text:span text:style-name="T8">receiving</text:span> new information <text:span text:style-name="T8">about the causal connections in this particular problem</text:span>. It knows that by preparing, it has more time to think or to observe <text:span text:style-name="T8">and make maximum usage of the available information. With other words, using granular judgements is an optimal way of solving the trolley problem with littl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4:58.174515000</meta:creation-date>
    <dc:date>2018-03-26T23:07:35.038145000</dc:date>
    <meta:editing-duration>PT9M45S</meta:editing-duration>
    <meta:editing-cycles>1</meta:editing-cycles>
    <meta:document-statistic meta:table-count="0" meta:image-count="0" meta:object-count="0" meta:page-count="1" meta:paragraph-count="23" meta:word-count="414" meta:character-count="2448" meta:non-whitespace-character-count="2034"/>
    <meta:generator>LibreOffice/5.1.2.2$MacOSX_X86_64 LibreOffice_project/d3bf12ecb743fc0d20e0be0c58ca359301eb705f</meta:generator>
  </office:meta>
</office:document-meta>
</file>